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rebuchet MS" svg:font-family="'Trebuchet MS'" style:font-family-generic="swiss"/>
    <style:font-face style:name="Trebuchet MS1" svg:font-family="'Trebuchet MS'" style:font-family-generic="system" style:font-pitch="variable"/>
  </office:font-face-decls>
  <office:automatic-styles>
    <style:style style:name="P1" style:family="paragraph" style:parent-style-name="Standard">
      <style:paragraph-properties fo:text-align="center" style:justify-single-word="false"/>
      <style:text-properties style:font-name="Trebuchet MS" fo:font-size="15pt" fo:font-weight="bold" officeooo:rsid="000ae2eb" officeooo:paragraph-rsid="000ae2eb" style:font-size-asian="15pt" style:font-weight-asian="bold" style:font-size-complex="15pt" style:font-weight-complex="bold"/>
    </style:style>
    <style:style style:name="P2" style:family="paragraph" style:parent-style-name="Standard">
      <style:text-properties style:font-name="Trebuchet MS" fo:font-weight="bold" style:font-weight-asian="bold" style:font-weight-complex="bold"/>
    </style:style>
    <style:style style:name="P3" style:family="paragraph" style:parent-style-name="Standard">
      <style:paragraph-properties fo:text-align="center" style:justify-single-word="false"/>
      <style:text-properties style:font-name="Trebuchet MS" fo:font-weight="bold" style:font-weight-asian="bold" style:font-weight-complex="bold"/>
    </style:style>
    <style:style style:name="P4" style:family="paragraph" style:parent-style-name="Standard">
      <style:paragraph-properties fo:margin-left="0cm" fo:margin-right="0.173cm" fo:margin-top="0.39cm" fo:margin-bottom="0cm" style:contextual-spacing="false" fo:line-height="121%" fo:text-indent="0cm" style:auto-text-indent="false"/>
      <style:text-properties style:font-name="Trebuchet MS" fo:font-weight="bold" officeooo:rsid="000c6c04" officeooo:paragraph-rsid="000c6c04" style:font-weight-asian="bold" style:font-weight-complex="bold"/>
    </style:style>
    <style:style style:name="P5" style:family="paragraph" style:parent-style-name="Text_20_body">
      <style:paragraph-properties fo:margin-left="0cm" fo:margin-right="0.173cm" fo:margin-top="0.39cm" fo:margin-bottom="0cm" style:contextual-spacing="false" fo:line-height="121%" fo:text-indent="0cm" style:auto-text-indent="false"/>
      <style:text-properties style:font-name="Trebuchet MS" fo:font-weight="bold" officeooo:rsid="000c6c04" officeooo:paragraph-rsid="000c6c04" style:font-weight-asian="bold" style:font-weight-complex="bold"/>
    </style:style>
    <style:style style:name="P6" style:family="paragraph" style:parent-style-name="Text_20_body">
      <style:paragraph-properties fo:margin-left="0cm" fo:margin-right="0.173cm" fo:margin-top="0.39cm" fo:margin-bottom="0cm" style:contextual-spacing="false" fo:line-height="121%" fo:text-align="center" style:justify-single-word="false" fo:text-indent="0cm" style:auto-text-indent="false"/>
      <style:text-properties style:font-name="Trebuchet MS" fo:font-weight="bold" officeooo:rsid="000c6c04" officeooo:paragraph-rsid="000c6c04" style:font-weight-asian="bold" style:font-weight-complex="bold"/>
    </style:style>
    <style:style style:name="P7" style:family="paragraph" style:parent-style-name="Text_20_body">
      <style:paragraph-properties fo:margin-left="0cm" fo:margin-right="0.173cm" fo:margin-top="0.39cm" fo:margin-bottom="0cm" style:contextual-spacing="false" fo:line-height="121%" fo:text-indent="0cm" style:auto-text-indent="false"/>
      <style:text-properties style:font-name="Trebuchet MS" fo:font-weight="bold" officeooo:rsid="001b0c23" officeooo:paragraph-rsid="000c6c04" style:font-weight-asian="bold" style:font-weight-complex="bold"/>
    </style:style>
    <style:style style:name="P8" style:family="paragraph" style:parent-style-name="Text_20_body">
      <style:paragraph-properties fo:margin-left="0cm" fo:margin-right="0.173cm" fo:margin-top="0.39cm" fo:margin-bottom="0cm" style:contextual-spacing="false" fo:line-height="121%" fo:text-indent="0cm" style:auto-text-indent="false"/>
      <style:text-properties style:font-name="Trebuchet MS" fo:font-weight="bold" officeooo:rsid="001accc5" officeooo:paragraph-rsid="000c6c04" style:font-weight-asian="bold" style:font-weight-complex="bold"/>
    </style:style>
    <style:style style:name="P9" style:family="paragraph" style:parent-style-name="Text_20_body">
      <style:paragraph-properties fo:margin-left="0cm" fo:margin-right="0.173cm" fo:margin-top="0.39cm" fo:margin-bottom="0cm" style:contextual-spacing="false" fo:line-height="121%" fo:text-indent="0cm" style:auto-text-indent="false"/>
      <style:text-properties style:font-name="Trebuchet MS" fo:font-weight="bold" officeooo:paragraph-rsid="000c6c04" style:font-weight-asian="bold" style:font-weight-complex="bold"/>
    </style:style>
    <style:style style:name="P10" style:family="paragraph" style:parent-style-name="Text_20_body">
      <style:paragraph-properties fo:margin-left="0cm" fo:margin-right="0.173cm" fo:margin-top="0.39cm" fo:margin-bottom="0cm" style:contextual-spacing="false" fo:line-height="121%" fo:text-indent="0cm" style:auto-text-indent="false"/>
      <style:text-properties style:font-name="Trebuchet MS" fo:font-weight="bold" officeooo:rsid="000d60d3" officeooo:paragraph-rsid="000d60d3" style:font-weight-asian="bold" style:font-weight-complex="bold"/>
    </style:style>
    <style:style style:name="P11" style:family="paragraph" style:parent-style-name="Standard">
      <style:text-properties style:font-name="Trebuchet MS"/>
    </style:style>
    <style:style style:name="P12" style:family="paragraph" style:parent-style-name="Text_20_body">
      <style:paragraph-properties fo:margin-left="0cm" fo:margin-right="0.173cm" fo:margin-top="0.39cm" fo:margin-bottom="0cm" style:contextual-spacing="false" fo:line-height="121%" fo:text-indent="0cm" style:auto-text-indent="false"/>
      <style:text-properties style:font-name="Trebuchet MS" fo:font-weight="normal" officeooo:rsid="001b0c23" officeooo:paragraph-rsid="000c6c04" style:font-weight-asian="normal" style:font-weight-complex="normal"/>
    </style:style>
    <style:style style:name="P13" style:family="paragraph" style:parent-style-name="Text_20_body">
      <style:paragraph-properties fo:margin-left="0cm" fo:margin-right="0.173cm" fo:margin-top="0.39cm" fo:margin-bottom="0cm" style:contextual-spacing="false" fo:line-height="121%" fo:text-indent="0cm" style:auto-text-indent="false"/>
      <style:text-properties style:font-name="Trebuchet MS" fo:font-weight="normal" officeooo:rsid="001accc5" officeooo:paragraph-rsid="000c6c04" style:font-weight-asian="normal" style:font-weight-complex="normal"/>
    </style:style>
    <style:style style:name="P14" style:family="paragraph" style:parent-style-name="Text_20_body">
      <style:paragraph-properties fo:margin-left="0cm" fo:margin-right="0.173cm" fo:margin-top="0.39cm" fo:margin-bottom="0cm" style:contextual-spacing="false" fo:line-height="121%" fo:text-indent="0cm" style:auto-text-indent="false"/>
      <style:text-properties style:font-name="Trebuchet MS" officeooo:paragraph-rsid="000c6c04"/>
    </style:style>
    <style:style style:name="P15" style:family="paragraph" style:parent-style-name="Text_20_body">
      <style:paragraph-properties fo:margin-left="0cm" fo:margin-right="0.173cm" fo:margin-top="0.39cm" fo:margin-bottom="0cm" style:contextual-spacing="false" fo:line-height="121%" fo:text-indent="0cm" style:auto-text-indent="false"/>
      <style:text-properties style:font-name="Trebuchet MS" fo:font-size="12pt" fo:language="es" fo:country="ES" fo:font-weight="normal" officeooo:rsid="001accc5" officeooo:paragraph-rsid="000c6c04" style:font-name-asian="Trebuchet MS1" style:font-size-asian="12pt" style:language-asian="en" style:country-asian="US" style:font-weight-asian="normal" style:font-name-complex="Trebuchet MS1" style:font-size-complex="12pt" style:language-complex="ar" style:country-complex="SA" style:font-weight-complex="normal"/>
    </style:style>
    <style:style style:name="P16" style:family="paragraph" style:parent-style-name="Text_20_body">
      <style:paragraph-properties fo:margin-left="0cm" fo:margin-right="0.173cm" fo:margin-top="0.39cm" fo:margin-bottom="0cm" style:contextual-spacing="false" fo:line-height="121%" fo:text-indent="0cm" style:auto-text-indent="false"/>
      <style:text-properties style:font-name="Trebuchet MS" fo:font-size="12pt" fo:language="es" fo:country="ES" fo:font-weight="normal" officeooo:rsid="000d60d3" officeooo:paragraph-rsid="000d60d3" style:font-name-asian="Trebuchet MS1" style:font-size-asian="12pt" style:language-asian="en" style:country-asian="US" style:font-weight-asian="normal" style:font-name-complex="Trebuchet MS1" style:font-size-complex="12pt" style:language-complex="ar" style:country-complex="SA" style:font-weight-complex="normal"/>
    </style:style>
    <style:style style:name="P17" style:family="paragraph" style:parent-style-name="Text_20_body">
      <style:paragraph-properties fo:margin-left="0cm" fo:margin-right="0.173cm" fo:margin-top="0.39cm" fo:margin-bottom="0cm" style:contextual-spacing="false" fo:line-height="121%" fo:text-indent="0cm" style:auto-text-indent="false"/>
      <style:text-properties style:font-name="Trebuchet MS" fo:font-size="12pt" fo:language="es" fo:country="ES" fo:font-weight="normal" officeooo:rsid="0015f523" officeooo:paragraph-rsid="0015ff7c" style:font-name-asian="Trebuchet MS1" style:font-size-asian="12pt" style:language-asian="en" style:country-asian="US" style:font-weight-asian="normal" style:font-name-complex="Trebuchet MS1" style:font-size-complex="12pt" style:language-complex="ar" style:country-complex="SA" style:font-weight-complex="normal"/>
    </style:style>
    <style:style style:name="P18" style:family="paragraph" style:parent-style-name="Text_20_body">
      <style:paragraph-properties fo:margin-left="0cm" fo:margin-right="0.173cm" fo:margin-top="0.39cm" fo:margin-bottom="0cm" style:contextual-spacing="false" fo:line-height="121%" fo:text-indent="0cm" style:auto-text-indent="false"/>
      <style:text-properties style:font-name="Trebuchet MS" fo:font-size="12pt" fo:language="es" fo:country="ES" fo:font-weight="bold" officeooo:rsid="001b0c23" officeooo:paragraph-rsid="000c6c04" style:font-name-asian="Trebuchet MS1" style:font-size-asian="12pt" style:language-asian="en" style:country-asian="US" style:font-weight-asian="bold" style:font-name-complex="Trebuchet MS1" style:font-size-complex="12pt" style:language-complex="ar" style:country-complex="SA" style:font-weight-complex="bold"/>
    </style:style>
    <style:style style:name="P19" style:family="paragraph" style:parent-style-name="Text_20_body">
      <style:paragraph-properties fo:margin-left="0cm" fo:margin-right="0.173cm" fo:margin-top="0.39cm" fo:margin-bottom="0cm" style:contextual-spacing="false" fo:line-height="121%" fo:text-indent="0cm" style:auto-text-indent="false"/>
      <style:text-properties style:font-name="Trebuchet MS" fo:font-size="12pt" fo:language="es" fo:country="ES" fo:font-weight="bold" officeooo:rsid="000d60d3" officeooo:paragraph-rsid="000d60d3" style:font-name-asian="Trebuchet MS1" style:font-size-asian="12pt" style:language-asian="en" style:country-asian="US" style:font-weight-asian="bold" style:font-name-complex="Trebuchet MS1" style:font-size-complex="12pt" style:language-complex="ar" style:country-complex="SA" style:font-weight-complex="bold"/>
    </style:style>
    <style:style style:name="P20" style:family="paragraph" style:parent-style-name="Text_20_body">
      <style:paragraph-properties fo:margin-left="0cm" fo:margin-right="0.173cm" fo:margin-top="0.39cm" fo:margin-bottom="0cm" style:contextual-spacing="false" fo:line-height="121%" fo:text-indent="0cm" style:auto-text-indent="false"/>
      <style:text-properties style:font-name="Trebuchet MS" fo:font-size="12pt" fo:language="es" fo:country="ES" fo:font-weight="bold" officeooo:rsid="00151b57" officeooo:paragraph-rsid="0015ff7c" style:font-name-asian="Trebuchet MS1" style:font-size-asian="12pt" style:language-asian="en" style:country-asian="US" style:font-weight-asian="bold" style:font-name-complex="Trebuchet MS1" style:font-size-complex="12pt" style:language-complex="ar" style:country-complex="SA" style:font-weight-complex="bold"/>
    </style:style>
    <style:style style:name="P21" style:family="paragraph" style:parent-style-name="Text_20_body">
      <style:paragraph-properties fo:margin-left="0cm" fo:margin-right="0.173cm" fo:margin-top="0.39cm" fo:margin-bottom="0cm" style:contextual-spacing="false" fo:line-height="121%" fo:text-indent="0cm" style:auto-text-indent="false"/>
      <style:text-properties style:font-name="Trebuchet MS" fo:font-size="12pt" fo:language="es" fo:country="ES" fo:font-weight="bold" officeooo:rsid="00104177" officeooo:paragraph-rsid="0015ff7c" style:font-name-asian="Trebuchet MS1" style:font-size-asian="12pt" style:language-asian="en" style:country-asian="US" style:font-weight-asian="bold" style:font-name-complex="Trebuchet MS1" style:font-size-complex="12pt" style:language-complex="ar" style:country-complex="SA" style:font-weight-complex="bold"/>
    </style:style>
    <style:style style:name="P22" style:family="paragraph" style:parent-style-name="Text_20_body">
      <style:paragraph-properties fo:margin-top="0.39cm" fo:margin-bottom="0cm" style:contextual-spacing="false" fo:line-height="121%"/>
      <style:text-properties fo:font-weight="bold" officeooo:paragraph-rsid="0015ff7c" style:font-weight-asian="bold" style:font-weight-complex="bold"/>
    </style:style>
    <style:style style:name="P23" style:family="paragraph" style:parent-style-name="Text_20_body">
      <style:paragraph-properties fo:margin-top="0.39cm" fo:margin-bottom="0cm" style:contextual-spacing="false" fo:line-height="121%"/>
      <style:text-properties officeooo:paragraph-rsid="0015ff7c"/>
    </style:style>
    <style:style style:name="P24" style:family="paragraph" style:parent-style-name="Text_20_body" style:list-style-name="L1">
      <style:paragraph-properties fo:margin-top="0.39cm" fo:margin-bottom="0cm" style:contextual-spacing="false" fo:line-height="121%"/>
      <style:text-properties style:font-name="Trebuchet MS" fo:font-size="12pt" fo:language="es" fo:country="ES" fo:font-weight="normal" officeooo:rsid="0015f523" officeooo:paragraph-rsid="0015ff7c" style:font-name-asian="Trebuchet MS1" style:font-size-asian="12pt" style:language-asian="en" style:country-asian="US" style:font-weight-asian="normal" style:font-name-complex="Trebuchet MS1" style:font-size-complex="12pt" style:language-complex="ar" style:country-complex="SA" style:font-weight-complex="normal"/>
    </style:style>
    <style:style style:name="P25" style:family="paragraph" style:parent-style-name="Text_20_body" style:list-style-name="L1">
      <style:paragraph-properties fo:margin-top="0.39cm" fo:margin-bottom="0cm" style:contextual-spacing="false" fo:line-height="121%"/>
      <style:text-properties style:font-name="Trebuchet MS" fo:font-size="12pt" fo:language="es" fo:country="ES" fo:font-weight="normal" officeooo:rsid="00160b7e" officeooo:paragraph-rsid="0015ff7c" style:font-name-asian="Trebuchet MS1" style:font-size-asian="12pt" style:language-asian="en" style:country-asian="US" style:font-weight-asian="normal" style:font-name-complex="Trebuchet MS1" style:font-size-complex="12pt" style:language-complex="ar" style:country-complex="SA" style:font-weight-complex="normal"/>
    </style:style>
    <style:style style:name="P26" style:family="paragraph" style:parent-style-name="Text_20_body" style:list-style-name="L2">
      <style:paragraph-properties fo:margin-top="0.39cm" fo:margin-bottom="0cm" style:contextual-spacing="false" fo:line-height="121%"/>
      <style:text-properties style:font-name="Trebuchet MS" fo:font-size="12pt" fo:language="es" fo:country="ES" fo:font-weight="normal" officeooo:rsid="00160b7e" officeooo:paragraph-rsid="0015ff7c" style:font-name-asian="Trebuchet MS1" style:font-size-asian="12pt" style:language-asian="en" style:country-asian="US" style:font-weight-asian="normal" style:font-name-complex="Trebuchet MS1" style:font-size-complex="12pt" style:language-complex="ar" style:country-complex="SA" style:font-weight-complex="normal"/>
    </style:style>
    <style:style style:name="P27" style:family="paragraph" style:parent-style-name="Text_20_body">
      <style:paragraph-properties fo:margin-top="0.39cm" fo:margin-bottom="0cm" style:contextual-spacing="false" fo:line-height="121%"/>
      <style:text-properties style:font-name="Trebuchet MS" fo:font-size="12pt" fo:language="es" fo:country="ES" fo:font-weight="normal" officeooo:rsid="00151b57" officeooo:paragraph-rsid="0015ff7c" style:font-name-asian="Trebuchet MS1" style:font-size-asian="12pt" style:language-asian="en" style:country-asian="US" style:font-weight-asian="normal" style:font-name-complex="Trebuchet MS1" style:font-size-complex="12pt" style:language-complex="ar" style:country-complex="SA" style:font-weight-complex="normal"/>
    </style:style>
    <style:style style:name="P28" style:family="paragraph" style:parent-style-name="Text_20_body" style:list-style-name="L3">
      <style:text-properties style:font-name="Trebuchet MS" fo:font-size="12pt" fo:language="es" fo:country="ES" fo:font-weight="normal" officeooo:rsid="0017227f" officeooo:paragraph-rsid="0015ff7c" style:font-name-asian="Trebuchet MS1" style:font-size-asian="12pt" style:language-asian="en" style:country-asian="US" style:font-weight-asian="normal" style:font-name-complex="Trebuchet MS1" style:font-size-complex="12pt" style:language-complex="ar" style:country-complex="SA" style:font-weight-complex="normal"/>
    </style:style>
    <style:style style:name="P29" style:family="paragraph" style:parent-style-name="Text_20_body">
      <style:paragraph-properties fo:margin-top="0.39cm" fo:margin-bottom="0cm" style:contextual-spacing="false" fo:line-height="121%"/>
      <style:text-properties style:font-name="Trebuchet MS" fo:font-size="12pt" fo:language="es" fo:country="ES" fo:font-weight="normal" officeooo:rsid="0017227f" officeooo:paragraph-rsid="0015ff7c" style:font-name-asian="Trebuchet MS1" style:font-size-asian="12pt" style:language-asian="en" style:country-asian="US" style:font-weight-asian="normal" style:font-name-complex="Trebuchet MS1" style:font-size-complex="12pt" style:language-complex="ar" style:country-complex="SA" style:font-weight-complex="normal"/>
    </style:style>
    <style:style style:name="P30" style:family="paragraph" style:parent-style-name="Text_20_body">
      <style:paragraph-properties fo:margin-left="0cm" fo:margin-right="0.173cm" fo:margin-top="0.39cm" fo:margin-bottom="0cm" style:contextual-spacing="false" fo:line-height="121%" fo:text-indent="0cm" style:auto-text-indent="false"/>
      <style:text-properties style:font-name="Trebuchet MS" fo:font-size="12pt" fo:language="es" fo:country="ES" fo:font-weight="normal" officeooo:rsid="000d60d3" officeooo:paragraph-rsid="0015ff7c" style:font-name-asian="Trebuchet MS1" style:font-size-asian="12pt" style:language-asian="en" style:country-asian="US" style:font-weight-asian="normal" style:font-name-complex="Trebuchet MS1" style:font-size-complex="12pt" style:language-complex="ar" style:country-complex="SA" style:font-weight-complex="normal"/>
    </style:style>
    <style:style style:name="P31" style:family="paragraph" style:parent-style-name="Text_20_body">
      <style:paragraph-properties fo:margin-left="0cm" fo:margin-right="0.173cm" fo:margin-top="0.39cm" fo:margin-bottom="0cm" style:contextual-spacing="false" fo:line-height="121%" fo:text-indent="0cm" style:auto-text-indent="false"/>
      <style:text-properties style:font-name="Trebuchet MS" fo:font-size="12pt" fo:language="es" fo:country="ES" fo:font-weight="normal" officeooo:rsid="000d60d3" officeooo:paragraph-rsid="000d60d3" style:font-name-asian="Trebuchet MS1" style:font-size-asian="12pt" style:language-asian="en" style:country-asian="US" style:font-weight-asian="normal" style:font-name-complex="Trebuchet MS1" style:font-size-complex="12pt" style:language-complex="ar" style:country-complex="SA" style:font-weight-complex="normal"/>
    </style:style>
    <style:style style:name="P32" style:family="paragraph" style:parent-style-name="Text_20_body">
      <style:paragraph-properties fo:margin-top="0.39cm" fo:margin-bottom="0cm" style:contextual-spacing="false" fo:line-height="121%"/>
      <style:text-properties style:font-name="Trebuchet MS" fo:font-size="12pt" fo:language="es" fo:country="ES" fo:font-weight="bold" officeooo:rsid="0015ff7c" officeooo:paragraph-rsid="0015ff7c" style:font-name-asian="Trebuchet MS1" style:font-size-asian="12pt" style:language-asian="en" style:country-asian="US" style:font-weight-asian="bold" style:font-name-complex="Trebuchet MS1" style:font-size-complex="12pt" style:language-complex="ar" style:country-complex="SA" style:font-weight-complex="bold"/>
    </style:style>
    <style:style style:name="P33" style:family="paragraph" style:parent-style-name="Text_20_body">
      <style:paragraph-properties fo:margin-left="0cm" fo:margin-right="0.173cm" fo:margin-top="0.39cm" fo:margin-bottom="0cm" style:contextual-spacing="false" fo:line-height="121%" fo:text-indent="0cm" style:auto-text-indent="false"/>
      <style:text-properties style:font-name="Trebuchet MS" fo:font-size="12pt" fo:language="es" fo:country="ES" fo:font-weight="bold" officeooo:rsid="000d60d3" officeooo:paragraph-rsid="000d60d3" style:font-name-asian="Trebuchet MS1" style:font-size-asian="12pt" style:language-asian="en" style:country-asian="US" style:font-weight-asian="bold" style:font-name-complex="Trebuchet MS1" style:font-size-complex="12pt" style:language-complex="ar" style:country-complex="SA" style:font-weight-complex="bold"/>
    </style:style>
    <style:style style:name="P34" style:family="paragraph" style:parent-style-name="Text_20_body" style:list-style-name="L3">
      <style:text-properties style:font-name="Trebuchet MS" fo:font-size="12pt" fo:language="es" fo:country="ES" officeooo:rsid="0017227f" style:font-name-asian="Trebuchet MS1" style:font-size-asian="12pt" style:language-asian="en" style:country-asian="US" style:font-name-complex="Trebuchet MS1" style:font-size-complex="12pt" style:language-complex="ar" style:country-complex="SA"/>
    </style:style>
    <style:style style:name="T1" style:family="text">
      <style:text-properties fo:font-weight="normal" style:font-weight-asian="normal" style:font-weight-complex="normal"/>
    </style:style>
    <style:style style:name="T2" style:family="text">
      <style:text-properties fo:font-weight="normal" officeooo:rsid="000c6c04"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0c6c04" style:font-weight-asian="bold" style:font-weight-complex="bold"/>
    </style:style>
    <style:style style:name="T5" style:family="text">
      <style:text-properties fo:font-size="12pt" fo:language="es" fo:country="ES" style:font-name-asian="Trebuchet MS1" style:font-size-asian="12pt" style:language-asian="en" style:country-asian="US" style:font-name-complex="Trebuchet MS1" style:font-size-complex="12pt" style:language-complex="ar" style:country-complex="SA"/>
    </style:style>
    <style:style style:name="T6" style:family="text">
      <style:text-properties fo:font-size="12pt" fo:language="es" fo:country="ES" officeooo:rsid="001b0c23" style:font-name-asian="Trebuchet MS1" style:font-size-asian="12pt" style:language-asian="en" style:country-asian="US" style:font-name-complex="Trebuchet MS1" style:font-size-complex="12pt" style:language-complex="ar" style:country-complex="SA"/>
    </style:style>
    <style:style style:name="T7" style:family="text">
      <style:text-properties fo:font-size="12pt" fo:language="es" fo:country="ES" officeooo:rsid="000d60d3" style:font-name-asian="Trebuchet MS1" style:font-size-asian="12pt" style:language-asian="en" style:country-asian="US" style:font-name-complex="Trebuchet MS1" style:font-size-complex="12pt" style:language-complex="ar" style:country-complex="SA"/>
    </style:style>
    <style:style style:name="T8" style:family="text">
      <style:text-properties fo:font-size="12pt" fo:language="es" fo:country="ES" fo:font-weight="normal" style:font-name-asian="Trebuchet MS1" style:font-size-asian="12pt" style:language-asian="en" style:country-asian="US" style:font-weight-asian="normal" style:font-name-complex="Trebuchet MS1" style:font-size-complex="12pt" style:language-complex="ar" style:country-complex="SA" style:font-weight-complex="normal"/>
    </style:style>
    <style:style style:name="T9" style:family="text">
      <style:text-properties fo:font-size="12pt" fo:language="es" fo:country="ES" fo:font-weight="normal" officeooo:rsid="000d60d3" style:font-name-asian="Trebuchet MS1" style:font-size-asian="12pt" style:language-asian="en" style:country-asian="US" style:font-weight-asian="normal" style:font-name-complex="Trebuchet MS1" style:font-size-complex="12pt" style:language-complex="ar" style:country-complex="SA" style:font-weight-complex="normal"/>
    </style:style>
    <style:style style:name="T10" style:family="text">
      <style:text-properties officeooo:rsid="00160b7e"/>
    </style:style>
    <style:style style:name="T11" style:family="text">
      <style:text-properties style:font-name="Trebuchet MS" fo:font-size="12pt" fo:language="es" fo:country="ES" fo:font-weight="normal" officeooo:rsid="00151b57" style:font-name-asian="Trebuchet MS1" style:font-size-asian="12pt" style:language-asian="en" style:country-asian="US" style:font-weight-asian="normal" style:font-name-complex="Trebuchet MS1" style:font-size-complex="12pt" style:language-complex="ar" style:country-complex="SA" style:font-weight-complex="normal"/>
    </style:style>
    <style:style style:name="T12" style:family="text">
      <style:text-properties style:font-name="Trebuchet MS" fo:font-size="12pt" fo:language="es" fo:country="ES" fo:font-weight="normal" officeooo:rsid="0017227f" style:font-name-asian="Trebuchet MS1" style:font-size-asian="12pt" style:language-asian="en" style:country-asian="US" style:font-weight-asian="normal" style:font-name-complex="Trebuchet MS1" style:font-size-complex="12pt" style:language-complex="ar" style:country-complex="SA" style:font-weight-complex="normal"/>
    </style:style>
    <style:style style:name="T13" style:family="text">
      <style:text-properties style:font-name="Trebuchet MS" fo:font-size="12pt" fo:language="es" fo:country="ES" fo:font-weight="normal" officeooo:rsid="0018e6ed" style:font-name-asian="Trebuchet MS1" style:font-size-asian="12pt" style:language-asian="en" style:country-asian="US" style:font-weight-asian="normal" style:font-name-complex="Trebuchet MS1" style:font-size-complex="12pt" style:language-complex="ar" style:country-complex="SA" style:font-weight-complex="normal"/>
    </style:style>
    <style:style style:name="T14" style:family="text">
      <style:text-properties style:font-name="Trebuchet MS" fo:font-size="12pt" fo:language="es" fo:country="ES" fo:font-weight="bold" officeooo:rsid="0014f3f2" style:font-name-asian="Trebuchet MS1" style:font-size-asian="12pt" style:language-asian="en" style:country-asian="US" style:font-weight-asian="bold" style:font-name-complex="Trebuchet MS1" style:font-size-complex="12pt" style:language-complex="ar" style:country-complex="SA" style:font-weight-complex="bold"/>
    </style:style>
    <style:style style:name="T15" style:family="text">
      <style:text-properties style:font-name="Trebuchet MS" fo:font-size="12pt" fo:language="es" fo:country="ES" fo:font-weight="bold" officeooo:rsid="00160b7e" style:font-name-asian="Trebuchet MS1" style:font-size-asian="12pt" style:language-asian="en" style:country-asian="US" style:font-weight-asian="bold" style:font-name-complex="Trebuchet MS1" style:font-size-complex="12pt" style:language-complex="ar" style:country-complex="SA" style:font-weight-complex="bold"/>
    </style:style>
    <style:style style:name="T16" style:family="text">
      <style:text-properties style:font-name="Trebuchet MS" fo:font-size="12pt" fo:language="es" fo:country="ES" fo:font-weight="bold" officeooo:rsid="0015f523" style:font-name-asian="Trebuchet MS1" style:font-size-asian="12pt" style:language-asian="en" style:country-asian="US" style:font-weight-asian="bold" style:font-name-complex="Trebuchet MS1" style:font-size-complex="12pt" style:language-complex="ar" style:country-complex="SA" style:font-weight-complex="bold"/>
    </style:style>
    <style:style style:name="T17" style:family="text">
      <style:text-properties style:font-name="Trebuchet MS" fo:font-size="12pt" fo:language="es" fo:country="ES" fo:font-weight="bold" officeooo:rsid="00151b57" style:font-name-asian="Trebuchet MS1" style:font-size-asian="12pt" style:language-asian="en" style:country-asian="US" style:font-weight-asian="bold" style:font-name-complex="Trebuchet MS1" style:font-size-complex="12pt" style:language-complex="ar" style:country-complex="SA" style:font-weight-complex="bold"/>
    </style:style>
    <style:style style:name="T18" style:family="text">
      <style:text-properties style:font-name="Trebuchet MS" fo:font-size="12pt" fo:language="es" fo:country="ES" fo:font-weight="bold" officeooo:rsid="0017227f" style:font-name-asian="Trebuchet MS1" style:font-size-asian="12pt" style:language-asian="en" style:country-asian="US" style:font-weight-asian="bold" style:font-name-complex="Trebuchet MS1" style:font-size-complex="12pt" style:language-complex="ar" style:country-complex="SA" style:font-weight-complex="bold"/>
    </style:style>
    <style:style style:name="T19" style:family="text">
      <style:text-properties style:font-name="Trebuchet MS" fo:font-size="12pt" fo:language="es" fo:country="ES" officeooo:rsid="0017227f" style:font-name-asian="Trebuchet MS1" style:font-size-asian="12pt" style:language-asian="en" style:country-asian="US" style:font-name-complex="Trebuchet MS1" style:font-size-complex="12pt" style:language-complex="ar" style:country-complex="SA"/>
    </style:style>
    <style:style style:name="T20" style:family="text">
      <style:text-properties style:font-name="Trebuchet MS" fo:font-size="12pt" fo:language="es" fo:country="ES" officeooo:rsid="000d60d3" style:font-name-asian="Trebuchet MS1" style:font-size-asian="12pt" style:language-asian="en" style:country-asian="US" style:font-name-complex="Trebuchet MS1" style:font-size-complex="12pt" style:language-complex="ar" style:country-complex="SA"/>
    </style:style>
    <style:style style:name="T21" style:family="text">
      <style:text-properties style:font-name="Trebuchet MS" fo:font-size="12pt" fo:language="es" fo:country="ES" officeooo:rsid="00151b57" style:font-name-asian="Trebuchet MS1" style:font-size-asian="12pt" style:language-asian="en" style:country-asian="US" style:font-name-complex="Trebuchet MS1" style:font-size-complex="12pt" style:language-complex="ar" style:country-complex="SA"/>
    </style:style>
    <style:style style:name="T22" style:family="text">
      <style:text-properties officeooo:rsid="0018e6ed"/>
    </style:style>
    <style:style style:name="T23" style:family="text">
      <style:text-properties officeooo:rsid="001b158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olutio Programmers </text:p>
      <text:p text:style-name="P2">Integrantes: </text:p>
      <text:p text:style-name="P11">Brayan David Vera Mesa </text:p>
      <text:p text:style-name="P11">Daniel Orlando Rodriguez Ramirez </text:p>
      <text:p text:style-name="P11">Laia Vianey Carrillo Estupiñan </text:p>
      <text:p text:style-name="P11">Ytzhak Dawidh Carvajal Contreras </text:p>
      <text:p text:style-name="P11"><text:s/></text:p>
      <text:p text:style-name="P2">2. Lluvia de Ideas. </text:p>
      <text:p text:style-name="P11"><text:s/></text:p>
      <text:p text:style-name="P11"><text:span text:style-name="T3">Daniel:</text:span> Un sitio web que se encargue de buscar donaciones para diferentes </text:p>
      <text:p text:style-name="P11">entidades benéficas, con el fin de apoyar a la comunidad. </text:p>
      <text:p text:style-name="P11"/>
      <text:p text:style-name="P11"><text:span text:style-name="T3">Brayan:</text:span> Crear un sitio web a una fundación de mascotas donde aumente la </text:p>
      <text:p text:style-name="P11">visibilidad y sirva como publicidad tanto para la fundación como para las mascotas, </text:p>
      <text:p text:style-name="P11">con el fin de que puedan ser adoptados. </text:p>
      <text:p text:style-name="P11"/>
      <text:p text:style-name="P11"><text:span text:style-name="T3">Laia:</text:span> Crear un sitio web a una fundación para niños con discapacidad físicas y </text:p>
      <text:p text:style-name="P11">cognitivas, en el cuál funcione como publicidad y como un apoyo caritativo hacia esta </text:p>
      <text:p text:style-name="P11">fundación. </text:p>
      <text:p text:style-name="P11"/>
      <text:p text:style-name="P11"><text:span text:style-name="T3">Ytzhak: </text:span>Crear un sitio web que beneficie a los programadores para tener información </text:p>
      <text:p text:style-name="P11">a la mano, acerca de cada lenguaje de programación, y a sí misma, que sea </text:p>
      <text:p text:style-name="P11">interactiva, dando links a cada autor y sus respectivas referencias, ayudando con las </text:p>
      <text:p text:style-name="P11">herramientas y los temas relacionados a ellas. </text:p>
      <text:p text:style-name="P11"/>
      <text:p text:style-name="P11"><text:span text:style-name="T3">Daniel:</text:span> Crear un sitio web que abarque el mercado de las personas fitness y veganas </text:p>
      <text:p text:style-name="P11">donde se vendan alimentos de ese tipo, filtrando los restaurantes. </text:p>
      <text:p text:style-name="P11"/>
      <text:p text:style-name="P11"><text:span text:style-name="T3">Brayan: </text:span>Crear un sitio web que apoye el deporte departamental publicitándolo. </text:p>
      <text:p text:style-name="P11">Tomando la pagina como foco, recibir donaciones, mostrando los resultados del </text:p>
      <text:p text:style-name="P11">equipo y el crecimiento del mismo. </text:p>
      <text:p text:style-name="P11"/>
      <text:p text:style-name="P11"><text:span text:style-name="T3">Daniel:</text:span> Crear un archivo web que se encargue de vender accesorios empresariales, </text:p>
      <text:p text:style-name="P11">tintas, impresoras, servicios de mantenimiento, accesorios de escritorios. </text:p>
      <text:p text:style-name="P11"/>
      <text:p text:style-name="P11"><text:span text:style-name="T3">Brayan:</text:span> Crear un sitio web para tatuadores, donde se puede encontrar información </text:p>
      <text:p text:style-name="P11">acerca de los tatuadores, teniendo en cuenta la ciudad, el estilo que se trabaja y el </text:p>
      <text:p text:style-name="P11">género para manejar mejor comodidad para diferentes tipos de clientes. <text:s/></text:p>
      <text:p text:style-name="P11"/>
      <text:p text:style-name="P11"><text:s/></text:p>
      <text:p text:style-name="P2"><text:soft-page-break/>3. Objetivo del proyecto.</text:p>
      <text:p text:style-name="P2"/>
      <text:p text:style-name="P3">InkMap: Directorios de tatuadores en tu ciudad. </text:p>
      <text:p text:style-name="P3"/>
      <text:p text:style-name="P2">Objetivos: </text:p>
      <text:p text:style-name="P11"/>
      <text:p text:style-name="P11">• Dar información de los tatuadores activos en la localidad, teniendo en </text:p>
      <text:p text:style-name="P11">cuenta las necesidades de cada usuario, direccionándolos al tatuador de </text:p>
      <text:p text:style-name="P11">su preferencia. </text:p>
      <text:p text:style-name="P11"/>
      <text:p text:style-name="P2">4. Tiempos y calendario del proyecto.</text:p>
      <text:p text:style-name="P2"/>
      <text:p text:style-name="P11"><text:span text:style-name="T3">Martes 5 de Noviembre del 2024: </text:span>Conformación del equipo y recolección de ideas. </text:p>
      <text:p text:style-name="P11"><text:span text:style-name="T3">Miércoles 6 de Noviembre – Jueves 7 de Noviembre del 2024:</text:span> Asignación de roles y </text:p>
      <text:p text:style-name="P11">recolección de información relevante. </text:p>
      <text:p text:style-name="P11"><text:span text:style-name="T3">Viernes 8 de Noviembre – Domingo 10 de Noviembre del 2024:</text:span> Inicios del diseño </text:p>
      <text:p text:style-name="P11">visual del sitio web. </text:p>
      <text:p text:style-name="P11"><text:span text:style-name="T3">Lunes 11 de Noviembre del 2024: </text:span>Creación de la presentación. </text:p>
      <text:p text:style-name="P11"><text:span text:style-name="T3">Martes 12 de Noviembre del 2024:</text:span> Presentación del sitio web. </text:p>
      <text:p text:style-name="P11"><text:s/></text:p>
      <text:p text:style-name="P2">5. Resultados Esperados. </text:p>
      <text:p text:style-name="P11">Crear un sitio web estable y responsivo, que facilite el acercamiento del usuario con </text:p>
      <text:p text:style-name="P11">los tatuadores locales, en el cuál haya un filtro que permita encontrar al artista según </text:p>
      <text:p text:style-name="P11">sus preferencias, teniendo en cuenta su portafolio, el estilo, género y experiencia. <text:s/></text:p>
      <text:p text:style-name="P11"/>
      <text:p text:style-name="P7"/>
      <text:p text:style-name="P6">SCRUM</text:p>
      <text:p text:style-name="P7"/>
      <text:p text:style-name="P7">Roles:</text:p>
      <text:p text:style-name="P12"><text:span text:style-name="T3">Daniel Orlando Rodriguez Ramirez:</text:span> Scrum Master</text:p>
      <text:p text:style-name="P14"><text:span text:style-name="T4">Brayan David Vera Mesa: </text:span><text:span text:style-name="T2">Developer</text:span></text:p>
      <text:p text:style-name="P9">Laia Vianey Carrillo Estupiñan: <text:span text:style-name="T2">Developer</text:span></text:p>
      <text:p text:style-name="P4">Ytzhak Dawidh Carvajal Contreras: <text:span text:style-name="T1">Developer</text:span></text:p>
      <text:p text:style-name="P12"/>
      <text:p text:style-name="P8"><text:soft-page-break/>Reuni<text:span text:style-name="T5">ón de visión del proyecto.</text:span></text:p>
      <text:p text:style-name="P15">El cliente desea un sitio web el cual muestre a los tatuadores activos con los usuarios, según su localidad, se plantea que sea a nivel nacional.</text:p>
      <text:p text:style-name="P13"><text:span text:style-name="T5"><text:line-break/>El sitio web debe ser responsive, debe estar divido en diferentes paginas, <text:s/>las cuales son: el estilo de los tatuajes, el genero, la experiencia y la localidad, </text:span><text:span text:style-name="T6">todo esto debe estar como un menu de navegacion en la pagina de inicio, dicho menu de navegación debe desplegar un sub-menu donde se pueda navegar entre los diferentes items </text:span><text:span text:style-name="T5">; debe tener una interfaz amigable en movil, en el ámbito de localidad se planea que tenga un mapa interactivo del sitio </text:span><text:span text:style-name="T6">y el link de la ubicación del estudio</text:span><text:span text:style-name="T5">.</text:span></text:p>
      <text:p text:style-name="P13"><text:span text:style-name="T5"><text:line-break/>El usuario al elegir el tatuador debe mostrar su porfolio, </text:span><text:span text:style-name="T6">la experiencia, los premios ganados (si aplica) </text:span><text:span text:style-name="T5"><text:s/>y su información de contacto, esta ultima debe ir vinculada </text:span><text:span text:style-name="T6">las</text:span><text:span text:style-name="T5"> redes sociales de</text:span><text:span text:style-name="T6">l mismo, que se especifique si trabaja en studio o trabaja domicilio</text:span><text:span text:style-name="T5">; el estilo de la pagina debe variar al momento </text:span><text:span text:style-name="T6">de entrar en un estilo especifico.</text:span></text:p>
      <text:p text:style-name="P18"/>
      <text:p text:style-name="P5"><text:span text:style-name="T6">C</text:span><text:span text:style-name="T5">ronograma de actividades.<text:line-break/>06 de noviembre 2024: </text:span><text:span text:style-name="T8">Reunión de visión del proyecto – Investigación y capacitación por el equipo de developers sobre el framework bulma css, para el desarrollo del proyecto.</text:span></text:p>
      <text:p text:style-name="P5"><text:span text:style-name="T5">07 de noviembre 2024:</text:span><text:span text:style-name="T8"> Reunión de revisión del backlog priori</text:span><text:span text:style-name="T9">zado</text:span><text:span text:style-name="T8"> del producto – Reunión de planificación del sprint, </text:span><text:span text:style-name="T9">maquetación inicial</text:span><text:span text:style-name="T8">. </text:span></text:p>
      <text:p text:style-name="P5"><text:span text:style-name="T5">08 de noviembre </text:span><text:span text:style-name="T7">al 10 de noviembre </text:span><text:span text:style-name="T5">: </text:span><text:span text:style-name="T9">Desarrollo de las páginas de manera exponencial con revisión de errores.</text:span></text:p>
      <text:p text:style-name="P10"><text:span text:style-name="T5">11 de noviembre 2024:</text:span><text:span text:style-name="T8"> Integración de las paginas de las secciones a la pagina inicial.</text:span></text:p>
      <text:p text:style-name="P10"><text:span text:style-name="T5">12 de noviembre 2024: </text:span><text:span text:style-name="T8">Entrega del sitio web y su correspondiente documentación.</text:span></text:p>
      <text:p text:style-name="P19"/>
      <text:p text:style-name="P19"/>
      <text:p text:style-name="P19"><text:soft-page-break/>Daily Standup.</text:p>
      <text:p text:style-name="P16">Se hizo la reunión con el cliente para plantear la visión del sitio web, en paralelo los developers se encargaron de investigar y capacitarse en css bulma.</text:p>
      <text:p text:style-name="P21">Backlog:</text:p>
      <text:list xml:id="list3939810701" text:style-name="L1">
        <text:list-item>
          <text:p text:style-name="P24">Sitio web Responsive para celular y escritorios.</text:p>
        </text:list-item>
        <text:list-item>
          <text:p text:style-name="P24">Paginas definidas y bien estructuradas.</text:p>
        </text:list-item>
        <text:list-item>
          <text:p text:style-name="P25">Pagina de inicio que sea muy amable con el usuario y muestre diferentes noticias</text:p>
        </text:list-item>
        <text:list-item>
          <text:p text:style-name="P24">Registro del tatuador.</text:p>
        </text:list-item>
        <text:list-item>
          <text:p text:style-name="P25">Pagina del tatuador en la cual haya un sistema de calificaciones, las cuales van a influir en el inicio de la pagina.</text:p>
        </text:list-item>
        <text:list-item>
          <text:p text:style-name="P24">Mapa interactivo que funcione con google maps, <text:span text:style-name="T10">Implementación de links</text:span>.</text:p>
        </text:list-item>
        <text:list-item>
          <text:p text:style-name="P25">Manejo de la publicidad para que no sea invasiva ni genere errores en la pagina</text:p>
        </text:list-item>
      </text:list>
      <text:p text:style-name="P17"><text:s/></text:p>
      <text:p text:style-name="P20"><text:span text:style-name="T10">P</text:span>riorizar tareas.</text:p>
      <text:list xml:id="list1452439544" text:style-name="L2">
        <text:list-item>
          <text:p text:style-name="P26">Sitio Web Responsive</text:p>
        </text:list-item>
        <text:list-item>
          <text:p text:style-name="P26">Paginas definidas y bien estructuradas</text:p>
        </text:list-item>
        <text:list-item>
          <text:p text:style-name="P26">Pagina de inicio que sea muy amable con el usuario y muestre diferentes noticias</text:p>
        </text:list-item>
      </text:list>
      <text:p text:style-name="P27"><text:line-break/></text:p>
      <text:p text:style-name="P23"><text:span text:style-name="T14">SPRINT </text:span><text:span text:style-name="T15">06 Noviembre – 12 Noviembre</text:span></text:p>
      <text:p text:style-name="P32">Objetivos:</text:p>
      <text:list xml:id="list955554936" text:style-name="L3">
        <text:list-item>
          <text:p text:style-name="P28">Maquetación del sitio web</text:p>
        </text:list-item>
        <text:list-item>
          <text:p text:style-name="P28">Que el sitio web sea responsive</text:p>
        </text:list-item>
        <text:list-item>
          <text:p text:style-name="P28">que tenga la mayoría de las paginas, planteadas en la visión del proyecto</text:p>
        </text:list-item>
        <text:list-item>
          <text:p text:style-name="P34">Que sea un vistazo de un producto que pueda ser entregado</text:p>
        </text:list-item>
      </text:list>
      <text:p text:style-name="P23"><text:soft-page-break/><text:span text:style-name="T11"><text:line-break/></text:span><text:span text:style-name="T16">T</text:span><text:span text:style-name="T17">areas para cada individuo </text:span><text:span text:style-name="T11"><text:line-break/></text:span><text:span text:style-name="T15">Ytzhak: </text:span><text:span text:style-name="T12">Desarrollo de la pagina de inicio y 4 Paginas de tatuador, recolección de 25 imágenes de portafolio. </text:span></text:p>
      <text:p text:style-name="P23"><text:span text:style-name="T18">Laia: </text:span><text:span text:style-name="T12"><text:s/>Desarrollo de la página de Localidad, 4 paginas de tatuador, recolección de 50 imágenes de portafolio.<text:line-break/></text:span></text:p>
      <text:p text:style-name="P22"><text:span text:style-name="T19">Brayan:</text:span><text:span text:style-name="T12"> Desarrollo de la pagina de estilo, 4 paginas de tatuador, recolección de la información de los tatuadores.</text:span></text:p>
      <text:p text:style-name="P22"><text:span text:style-name="T19">Daniel:</text:span><text:span text:style-name="T12"> Manejo de documentación, desarrollo de la pagina Experiencia, 3 paginas de tatuador. </text:span></text:p>
      <text:p text:style-name="P29"/>
      <text:p text:style-name="P22"><text:span text:style-name="T20">Daily Standup.</text:span><text:span text:style-name="T21"><text:line-break/></text:span><text:span text:style-name="T13">El día de hoy se acordó el backlog y las prioridades a tratar en este sprint, <text:s/>se discutieron diferentes estilos y se planteo uno para hacer la maquetación; se hizo la maquetacion principal de todas las paginas que esta en el link del canva que ha sido anexado</text:span><text:span text:style-name="T11">, </text:span><text:span text:style-name="T13">Se adelanto el trabajo inicial de la pagina de inicio, la cual es la que posee gran parte del código de las siguientes paginas.</text:span></text:p>
      <text:p text:style-name="P20"><text:span text:style-name="T22">C</text:span>anva:<text:span text:style-name="T1"> https://www.canva.com/design/DAGV2MSS9gc/y_pFTouou8LrF3gm4_zueQ/edit?utm_content=DAGV2MSS9gc&amp;utm_campaign=designshare&amp;utm_medium=link2&amp;utm_source=sharebutton</text:span></text:p>
      <text:p text:style-name="P30"/>
      <text:p text:style-name="P19">Daily Standup.</text:p>
      <text:p text:style-name="P16">En la reunión se hablaron de los problemas encontrados en día anterior, entre ellos, un conflicto en la pagina de inicio con el responsive, se pudo solucionar en cuestión, se reviso que las tareas que tenia cada uno se cumpliera, se planeo el maquetado de las páginas con reutilización de código, con el fin de hacerlo mas practico y poder mejorar otros aspectos de la página, <text:span text:style-name="T23">hubieron unos inconvenientes con las imágenes de los tatuadores, pero se encontró solución y se manejan los errores</text:span></text:p>
      <text:p text:style-name="P16">Los desarrolladores avanzaron de manera significativa en la maquetación de las pagina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rebuchet MS" svg:font-family="'Trebuchet MS'" style:font-family-generic="swiss"/>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6T20:57:47.549143500</meta:creation-date>
    <dc:date>2024-11-08T21:24:09.019412082</dc:date>
    <meta:editing-duration>PT15M22S</meta:editing-duration>
    <meta:editing-cycles>6</meta:editing-cycles>
    <meta:generator>LibreOffice/7.3.7.2$Linux_X86_64 LibreOffice_project/30$Build-2</meta:generator>
    <meta:document-statistic meta:table-count="0" meta:image-count="0" meta:object-count="0" meta:page-count="5" meta:paragraph-count="97" meta:word-count="1142" meta:character-count="7155" meta:non-whitespace-character-count="6048"/>
  </office:meta>
</office:document-meta>
</file>